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b9931" officeooo:paragraph-rsid="001b9931"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b9931"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edit.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3003157377722749273"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203237282230"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202793829358"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2:02.510094050</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5" meta:non-whitespace-character-count="2152"/>
  </office:meta>
</office:document-meta>
</file>